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387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4"/>
    <style:style style:name="ce62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4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4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10"/>
        <table:table-column table:style-name="co1" table:default-cell-style-name="ce12"/>
        <table:table-column table:style-name="co1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4" office:value-type="string" calcext:value-type="string">
            <text:p>ARTIGO</text:p>
          </table:table-cell>
          <table:table-cell table:style-name="ce4" office:value-type="string" calcext:value-type="string">
            <text:p>MAQUINA</text:p>
          </table:table-cell>
          <table:table-cell table:style-name="ce4" office:value-type="string" calcext:value-type="string">
            <text:p>PESO</text:p>
          </table:table-cell>
          <table:table-cell table:style-name="ce7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.710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.001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.626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.375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.413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.054,6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.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.990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.38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.358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.07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.03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.20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.02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.344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.446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.577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.643,8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.311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.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.040,95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.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.50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.52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.433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.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.47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.822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.20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.66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.209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.453,46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.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.30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.385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.094,7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.22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.23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.519,4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.177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.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.896,5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.370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.794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.813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.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.439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.514,11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.507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.736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.27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.797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.99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.55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.65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.009,4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.080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.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.589,4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.56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.466,8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.218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.516,65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.49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.56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.470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.40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.771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.066,13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.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.059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.738,5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.16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.204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.332,6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.161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.9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.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.139,8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.714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.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.926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.081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.010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.242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.608,7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.081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.904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.33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.29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.45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.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.335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.223,8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.365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.428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.396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.41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.55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.910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.02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.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.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.845,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.369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.529,8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.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.154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.013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.28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.054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.005,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.48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.60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.35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.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.198,67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.565,6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.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.74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.80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.670,77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.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.23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.861,8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.323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.117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.198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.873,97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.964,29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.318,8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.793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.75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.052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.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.072,5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.806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.795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.527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.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.313,2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.669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.69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.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.255,4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.583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.07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.090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.337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.840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.706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.119,81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.754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.492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.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.883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.134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.91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.122,3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.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.348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.688,4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.277,5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.081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.241,2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.61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.277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.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.909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.474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.74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.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.305,4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.656,0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.787,2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.956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.268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.770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.056,7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.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.760,4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.160,7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.340,70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.99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.782,2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.690,6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.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.350,03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.562,2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.192,31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.144,0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.510,8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.239,6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.189,2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.216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.460,43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.814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.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.063,6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0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.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5]" office:value-type="float" office:value="2152.878" calcext:value-type="float">
            <text:p>2.152,8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.045,50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.216,00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.605,00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.099,7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.099,75</text:p>
          </table:table-cell>
          <table:table-cell table:number-columns-repeated="16379"/>
        </table:table-row>
        <table:table-row table:style-name="ro1" table:number-rows-repeated="104807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2" table:default-cell-style-name="ce54"/>
        <table:table-column table:style-name="co5" table:default-cell-style-name="ce54"/>
        <table:table-column table:style-name="co6" table:number-columns-repeated="16379" table:default-cell-style-name="ce54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ARTIGO</text:p>
          </table:table-cell>
          <table:table-cell table:style-name="ce55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ÓS18</text:p>
          </table:table-cell>
          <table:table-cell table:style-name="ce55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ARCEL 40</text:p>
          </table:table-cell>
          <table:table-cell table:style-name="ce55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BELLES 15</text:p>
          </table:table-cell>
          <table:table-cell table:style-name="ce55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MONE</text:p>
          </table:table-cell>
          <table:table-cell table:style-name="ce55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BELLES 24</text:p>
          </table:table-cell>
          <table:table-cell table:style-name="ce55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BALI 16</text:p>
          </table:table-cell>
          <table:table-cell table:style-name="ce55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URITI 10</text:p>
          </table:table-cell>
          <table:table-cell table:style-name="ce55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URITI 14</text:p>
          </table:table-cell>
          <table:table-cell table:style-name="ce55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STILED 10</text:p>
          </table:table-cell>
          <table:table-cell table:style-name="ce55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ILED 13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ILED 18</text:p>
          </table:table-cell>
          <table:table-cell table:style-name="ce55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ETIM</text:p>
          </table:table-cell>
          <table:table-cell table:style-name="ce55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TIRA CANAL</text:p>
          </table:table-cell>
          <table:table-cell table:style-name="ce55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RIPE</text:p>
          </table:table-cell>
          <table:table-cell table:style-name="ce55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08 LYCRA</text:p>
          </table:table-cell>
          <table:table-cell table:style-name="ce55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06 LYCRA</text:p>
          </table:table-cell>
          <table:table-cell table:style-name="ce55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float" office:value="1653" calcext:value-type="float">
            <text:p>1653</text:p>
          </table:table-cell>
          <table:table-cell table:style-name="ce55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TURIN</text:p>
          </table:table-cell>
          <table:table-cell table:style-name="ce55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HEYNNET</text:p>
          </table:table-cell>
          <table:table-cell table:style-name="ce55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NEW CONFORT</text:p>
          </table:table-cell>
          <table:table-cell table:style-name="ce55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2" table:number-columns-repeated="2" table:default-cell-style-name="ce54"/>
        <table:table-column table:style-name="co7" table:default-cell-style-name="ce54"/>
        <table:table-column table:style-name="co8" table:default-cell-style-name="ce54"/>
        <table:table-column table:style-name="co9" table:number-columns-repeated="7" table:default-cell-style-name="ce54"/>
        <table:table-column table:style-name="co6" table:number-columns-repeated="16373" table:default-cell-style-name="ce54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KO</text:p>
          </table:table-cell>
          <table:table-cell table:style-name="ce56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NVDA</text:p>
          </table:table-cell>
          <table:table-cell table:style-name="ce56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FRCB</text:p>
          </table:table-cell>
          <table:table-cell table:style-name="ce56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MMM</text:p>
          </table:table-cell>
          <table:table-cell table:style-name="ce56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PBR</text:p>
          </table:table-cell>
          <table:table-cell table:style-name="ce56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ELMD</text:p>
          </table:table-cell>
          <table:table-cell table:style-name="ce56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TAG</text:p>
          </table:table-cell>
          <table:table-cell table:style-name="ce56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HBI</text:p>
          </table:table-cell>
          <table:table-cell table:style-name="ce56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O</text:p>
          </table:table-cell>
          <table:table-cell table:style-name="ce56"/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ALNT</text:p>
          </table:table-cell>
          <table:table-cell table:style-name="ce56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57"/>
          <table:table-cell table:style-name="ce59"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NTER</text:p>
          </table:table-cell>
          <table:table-cell table:style-name="ce60" office:value-type="currency" office:currency="BRL" office:value="567.66" calcext:value-type="currency">
            <text:p>R$ 567,66</text:p>
          </table:table-cell>
          <table:table-cell table:style-name="ce63" office:value-type="currency" office:currency="BRL" office:value="180" calcext:value-type="currency">
            <text:p>R$ 180,00</text:p>
          </table:table-cell>
          <table:table-cell table:style-name="ce65" office:value-type="currency" office:currency="BRL" office:value="90" calcext:value-type="currency">
            <text:p>R$ 90,00</text:p>
          </table:table-cell>
          <table:table-cell table:style-name="ce67" office:value-type="currency" office:currency="BRL" office:value="90" calcext:value-type="currency">
            <text:p>R$ 90,00</text:p>
          </table:table-cell>
          <table:table-cell table:style-name="ce69" office:value-type="currency" office:currency="BRL" office:value="14.75" calcext:value-type="currency">
            <text:p>R$ 14,75</text:p>
          </table:table-cell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C6 BANK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300" calcext:value-type="currency">
            <text:p>R$ 300,00</text:p>
          </table:table-cell>
          <table:table-cell table:style-name="ce65"/>
          <table:table-cell table:style-name="ce67"/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PICPAY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169.33" calcext:value-type="currency">
            <text:p>R$ 169,33</text:p>
          </table:table-cell>
          <table:table-cell table:style-name="ce65" office:value-type="currency" office:currency="BRL" office:value="167.94" calcext:value-type="currency">
            <text:p>R$ 167,94</text:p>
          </table:table-cell>
          <table:table-cell table:style-name="ce67" office:value-type="currency" office:currency="BRL" office:value="85" calcext:value-type="currency">
            <text:p>R$ 85,00</text:p>
          </table:table-cell>
          <table:table-cell table:style-name="ce69" office:value-type="currency" office:currency="BRL" office:value="85" calcext:value-type="currency">
            <text:p>R$ 85,00</text:p>
          </table:table-cell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NUBANK</text:p>
          </table:table-cell>
          <table:table-cell table:style-name="ce60" office:value-type="currency" office:currency="BRL" office:value="139.54" calcext:value-type="currency">
            <text:p>R$ 139,54</text:p>
          </table:table-cell>
          <table:table-cell table:style-name="ce63" office:value-type="currency" office:currency="BRL" office:value="175.43" calcext:value-type="currency">
            <text:p>R$ 175,43</text:p>
          </table:table-cell>
          <table:table-cell table:style-name="ce65" office:value-type="currency" office:currency="BRL" office:value="175.43" calcext:value-type="currency">
            <text:p>R$ 175,43</text:p>
          </table:table-cell>
          <table:table-cell table:style-name="ce67" office:value-type="currency" office:currency="BRL" office:value="35.9" calcext:value-type="currency">
            <text:p>R$ 35,90</text:p>
          </table:table-cell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TAU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/>
          <table:table-cell table:style-name="ce65"/>
          <table:table-cell table:style-name="ce67"/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MERCADO P</text:p>
          </table:table-cell>
          <table:table-cell table:style-name="ce60" office:value-type="currency" office:currency="BRL" office:value="1085.44" calcext:value-type="currency">
            <text:p>R$ 1.085,44</text:p>
          </table:table-cell>
          <table:table-cell table:style-name="ce63" office:value-type="currency" office:currency="BRL" office:value="200" calcext:value-type="currency">
            <text:p>R$ 200,00</text:p>
          </table:table-cell>
          <table:table-cell table:style-name="ce65"/>
          <table:table-cell table:style-name="ce67"/>
          <table:table-cell table:style-name="ce69"/>
          <table:table-cell table:style-name="ce71"/>
          <table:table-cell table:style-name="ce73"/>
          <table:table-cell table:number-columns-repeated="16374"/>
        </table:table-row>
        <table:table-row table:style-name="ro2">
          <table:table-cell table:number-columns-repeated="3"/>
          <table:table-cell table:style-name="ce61" table:formula="of:=SUM([.D16:.D21])" office:value-type="currency" office:currency="BRL" office:value="1792.64" calcext:value-type="currency">
            <text:p>R$ 1.792,64</text:p>
          </table:table-cell>
          <table:table-cell table:style-name="ce61" table:formula="of:=SUM([.E16:.E21])" office:value-type="currency" office:currency="BRL" office:value="1024.76" calcext:value-type="currency">
            <text:p>R$ 1.024,76</text:p>
          </table:table-cell>
          <table:table-cell table:style-name="ce61" table:formula="of:=SUM([.F16:.F21])" office:value-type="currency" office:currency="BRL" office:value="433.37" calcext:value-type="currency">
            <text:p>R$ 433,37</text:p>
          </table:table-cell>
          <table:table-cell table:style-name="ce61" table:formula="of:=SUM([.G16:.G21])" office:value-type="currency" office:currency="BRL" office:value="210.9" calcext:value-type="currency">
            <text:p>R$ 210,90</text:p>
          </table:table-cell>
          <table:table-cell table:style-name="ce61" table:formula="of:=SUM([.H16:.H21])" office:value-type="currency" office:currency="BRL" office:value="99.75" calcext:value-type="currency">
            <text:p>R$ 99,75</text:p>
          </table:table-cell>
          <table:table-cell table:style-name="ce61" table:formula="of:=SUM([.I16:.I21])" office:value-type="currency" office:currency="BRL" office:value="0" calcext:value-type="currency">
            <text:p>R$ 0,00</text:p>
          </table:table-cell>
          <table:table-cell table:style-name="ce61" table:formula="of:=SUM([.J16:.J21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4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4-01-02T09:11:59.576000000</dc:date>
    <meta:editing-cycles>109</meta:editing-cycles>
    <meta:editing-duration>P1DT22H9M21S</meta:editing-duration>
    <meta:document-statistic meta:table-count="3" meta:cell-count="2585" meta:object-count="0"/>
  </office:meta>
</office:document-meta>
</file>